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 </text:p>
      <text:h text:style-name="Darktable_20_heading_20_1" text:outline-level="2">Chapter section title</text:h>
      <text:p text:style-name="Text_20_body">The first chapter section text.</text:p>
      <text:h text:style-name="Darktable_20_heading_20_2" text:outline-level="3" text:is-list-header="true">Subsection title</text:h>
      <text:p text:style-name="Text_20_body">Subsection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default-outline-level="3"/>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00H55M19S</meta:editing-duration>
    <meta:editing-cycles>5</meta:editing-cycles>
    <meta:generator>OpenOffice.org/3.2$Linux OpenOffice.org_project/320m12$Build-9483</meta:generator>
    <meta:initial-creator>stefano fornari</meta:initial-creator>
    <dc:date>2011-03-22T00:56:16</dc:date>
    <dc:creator>Stefano Fornari</dc:creator>
    <meta:document-statistic meta:table-count="0" meta:image-count="0" meta:object-count="0" meta:page-count="1" meta:paragraph-count="7" meta:word-count="85" meta:character-count="509"/>
  </office:meta>
</office:document-meta>
</file>